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17704d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5" style:family="text">
      <style:text-properties fo:font-variant="normal" fo:text-transform="none" fo:color="#1155cc" style:font-name="Arial" fo:font-size="12pt" fo:letter-spacing="normal" fo:font-style="normal" fo:font-weight="normal" officeooo:rsid="0017704d"/>
    </style:style>
    <style:style style:name="T6" style:family="text">
      <style:text-properties fo:font-variant="normal" fo:text-transform="none" fo:color="#1155cc" style:font-name="Arial" fo:font-size="12pt" fo:letter-spacing="normal" fo:language="zxx" fo:country="none" fo:font-style="normal" style:text-underline-style="solid" style:text-underline-width="auto" style:text-underline-color="font-color" fo:font-weight="normal" officeooo:rsid="0017704d" style:language-asian="zxx" style:country-asian="none" style:language-complex="zxx" style:country-complex="none"/>
    </style:style>
    <style:style style:name="T7" style:family="text">
      <style:text-properties officeooo:rsid="001770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 RPi.GPIO as gpio</text:span><text:line-break/><text:span text:style-name="T1">import picamera</text:span><text:line-break/><text:span text:style-name="T1">import time</text:span><text:line-break/><text:span text:style-name="T1">import smtplib</text:span><text:line-break/><text:span text:style-name="T1">import imghdr</text:span><text:line-break/><text:span text:style-name="T1">from email.message import EmailMessage</text:span><text:line-break/><text:line-break/><text:line-break/><text:span text:style-name="T1">led=3</text:span><text:line-break/><text:span text:style-name="T1">pir=2</text:span><text:line-break/><text:span text:style-name="T1">HIGH=1</text:span><text:line-break/><text:span text:style-name="T1">LOW=0</text:span><text:line-break/><text:span text:style-name="T1">gpio.setwarnings(False)</text:span><text:line-break/><text:span text:style-name="T1">gpio.setmode(gpio.BCM)</text:span><text:line-break/><text:span text:style-name="T1">gpio.setup(led, gpio.OUT)            # initialize GPIO Pin as outputs</text:span><text:line-break/><text:span text:style-name="T1">gpio.setup(pir, gpio.IN)</text:span><text:line-break/><text:span text:style-name="T1">gpio.output(led, LOW)</text:span><text:line-break/><text:line-break/><text:span text:style-name="T1">def capture_image():</text:span><text:line-break/><text:span text:style-name="T3">    </text:span><text:span text:style-name="T1">camera = picamera.PiCamera()</text:span><text:line-break/><text:span text:style-name="T3">    </text:span><text:span text:style-name="T1">data= time.strftime("%d_%b_%Y|%H:%M:%S")</text:span><text:line-break/><text:span text:style-name="T3">    </text:span><text:span text:style-name="T1">camera.start_preview()</text:span><text:line-break/><text:span text:style-name="T3">    </text:span><text:span text:style-name="T1">time.sleep(5)</text:span><text:line-break/><text:span text:style-name="T3">    </text:span><text:span text:style-name="T1">print(data)</text:span><text:line-break/><text:span text:style-name="T3">    </text:span><text:span text:style-name="T1">camera.capture('%s.jpg'%data)</text:span><text:line-break/><text:span text:style-name="T3">    </text:span><text:span text:style-name="T1">camera.stop_preview()</text:span><text:line-break/><text:span text:style-name="T3">    </text:span><text:span text:style-name="T1">time.sleep(1)</text:span><text:line-break/><text:span text:style-name="T3">    </text:span><text:span text:style-name="T1">return data</text:span><text:line-break/><text:line-break/><text:span text:style-name="T1">def ml():</text:span><text:line-break/><text:span text:style-name="T3">    </text:span><text:span text:style-name="T1">EMAIL_ADDRESS = </text:span><text:span text:style-name="T2">xxxxxxxx</text:span><text:line-break/><text:span text:style-name="T3">    </text:span><text:span text:style-name="T1">EMAIL_PASSWORD = </text:span><text:span text:style-name="T2">xxxxxxxxxx</text:span><text:line-break/><text:line-break/><text:span text:style-name="T3">    </text:span><text:span text:style-name="T1">contacts = ['</text:span><text:a xlink:type="simple" xlink:href="mailto:kousikakkapeddi@gmail.com" office:target-frame-name="_blank" xlink:show="new" text:style-name="Internet_20_link" text:visited-style-name="Visited_20_Internet_20_Link">x</text:a><text:span text:style-name="T6">xxxxxxxx</text:span><text:span text:style-name="T1">', ''</text:span><text:span text:style-name="T2">xxxxxxx”</text:span><text:span text:style-name="T1">]</text:span><text:line-break/><text:a xlink:type="simple" xlink:href="mailto:test@example.com" office:target-frame-name="_blank" xlink:show="new" text:style-name="Internet_20_link" text:visited-style-name="Visited_20_Internet_20_Link"><text:span text:style-name="T4">t</text:span></text:a><text:line-break/><text:span text:style-name="T3">    </text:span><text:span text:style-name="T1">msg = EmailMessage()</text:span><text:line-break/><text:span text:style-name="T3">    </text:span><text:span text:style-name="T1">msg['Subject'] = ''</text:span><text:line-break/><text:span text:style-name="T3">    </text:span><text:span text:style-name="T1">msg['From'] = '</text:span><text:span text:style-name="T5">xxxxxxxxx</text:span><text:span text:style-name="T1">'</text:span><text:line-break/><text:span text:style-name="T3">    </text:span><text:span text:style-name="T1">msg['To'] = '</text:span><text:span text:style-name="T5">xxxxxxxxxxxxxxxxxxx</text:span><text:span text:style-name="T1">'</text:span><text:line-break/><text:line-break/><text:span text:style-name="T3">    </text:span><text:span text:style-name="T1">msg.set_content('someone entered')</text:span><text:line-break/><text:span text:style-name="T3">    </text:span><text:span text:style-name="T1">k=capture_image()</text:span><text:line-break/><text:span text:style-name="T3">    </text:span><text:span text:style-name="T1">k1=k+'.jpg'</text:span><text:line-break/><text:span text:style-name="T3">    </text:span><text:span text:style-name="T1">files = [k1,]</text:span><text:line-break/><text:span text:style-name="T3">    </text:span><text:span text:style-name="T1">for file in files:</text:span><text:line-break/><text:span text:style-name="T3">        </text:span><text:span text:style-name="T1">with open(file,'rb') as f:</text:span><text:line-break/><text:span text:style-name="T3">            </text:span><text:span text:style-name="T1">file_data = f.read()</text:span><text:line-break/><text:span text:style-name="T3">            </text:span><text:span text:style-name="T1">file_type = imghdr.what(</text:span><text:a xlink:type="simple" xlink:href="http://f.name/" office:target-frame-name="_blank" xlink:show="new" text:style-name="Internet_20_link" text:visited-style-name="Visited_20_Internet_20_Link"><text:span text:style-name="T4">f.name</text:span></text:a><text:span text:style-name="T1">)</text:span><text:line-break/><text:span text:style-name="T3">            </text:span><text:span text:style-name="T1">file_name = </text:span><text:a xlink:type="simple" xlink:href="http://f.name/" office:target-frame-name="_blank" xlink:show="new" text:style-name="Internet_20_link" text:visited-style-name="Visited_20_Internet_20_Link"><text:span text:style-name="T4">f.name</text:span></text:a><text:line-break/><text:span text:style-name="T3">           </text:span><text:line-break/><text:span text:style-name="T3">           </text:span><text:line-break/><text:span text:style-name="T3">           </text:span><text:line-break/><text:soft-page-break/><text:span text:style-name="T3">        </text:span><text:span text:style-name="T1">msg.add_attachment(file_data,maintype='image',subtype=file_type,filename=file_name</text:span><text:line-break/><text:span text:style-name="T3">                           </text:span><text:line-break/><text:span text:style-name="T3">                           </text:span><text:span text:style-name="T1">)</text:span><text:line-break/><text:span text:style-name="T3">    </text:span><text:span text:style-name="T1">with smtplib.SMTP_SSL('</text:span><text:a xlink:type="simple" xlink:href="http://smtp.gmail.com/" office:target-frame-name="_blank" xlink:show="new" text:style-name="Internet_20_link" text:visited-style-name="Visited_20_Internet_20_Link"><text:span text:style-name="T4">smtp.gmail.</text:span></text:a><text:span text:style-name="T1">', 465) as smtp:</text:span><text:line-break/><text:span text:style-name="T3">        </text:span><text:span text:style-name="T1">smtp.login(EMAIL_ADDRESS, EMAIL_PASSWORD)</text:span><text:line-break/><text:span text:style-name="T3">        </text:span><text:span text:style-name="T1">smtp.send_message(msg)</text:span><text:line-break/><text:line-break/><text:span text:style-name="T1">gpio.output(led , 0)</text:span><text:line-break/><text:line-break/><text:span text:style-name="T1">while True:</text:span><text:line-break/><text:span text:style-name="T3">    </text:span><text:span text:style-name="T1">print(gpio.input(pir))</text:span><text:line-break/><text:span text:style-name="T3">    </text:span><text:span text:style-name="T1">if gpio.input(pir)==0:</text:span><text:line-break/><text:span text:style-name="T3">        </text:span><text:span text:style-name="T1">gpio.output(led, HIGH);ml();      </text:span><text:line-break/><text:span text:style-name="T3">        </text:span><text:span text:style-name="T1">while(gpio.input(pir)==0):</text:span><text:line-break/><text:span text:style-name="T3">            </text:span><text:span text:style-name="T1">time.sleep(1)</text:span><text:line-break/><text:line-break/><text:span text:style-name="T3">       </text:span><text:line-break/><text:span text:style-name="T3">    </text:span><text:span text:style-name="T1">else:</text:span><text:line-break/><text:span text:style-name="T3">        </text:span><text:span text:style-name="T1">gpio.output(led, LOW)</text:span><text:line-break/><text:span text:style-name="T3">        </text:span><text:span text:style-name="T1">time.sleep(0.01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9:05:22.702311150</meta:creation-date>
    <dc:date>2020-02-14T09:07:04.798824332</dc:date>
    <meta:editing-duration>PT1M47S</meta:editing-duration>
    <meta:editing-cycles>1</meta:editing-cycles>
    <meta:document-statistic meta:table-count="0" meta:image-count="0" meta:object-count="0" meta:page-count="2" meta:paragraph-count="1" meta:word-count="124" meta:character-count="1647" meta:non-whitespace-character-count="1187"/>
    <meta:generator>LibreOffice/6.3.4.2$Linux_X86_64 LibreOffice_project/30$Build-2</meta:generator>
  </office:meta>
</office:document-meta>
</file>